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Roboto Mono Regular" svg:font-family="'Roboto Mono Regular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 Regular1" svg:font-family="'Roboto Mono Regular'" style:font-family-generic="system" style:font-pitch="variable"/>
  </office:font-face-decls>
  <office:automatic-styles>
    <style:style style:name="P1" style:family="paragraph" style:parent-style-name="Standard">
      <style:text-properties style:font-name="Roboto Mono Regular" fo:font-size="14pt" style:font-name-asian="Roboto Mono Regular1" style:font-size-asian="14pt" style:font-name-complex="Roboto Mono Regular1" style:font-size-complex="14pt"/>
    </style:style>
    <style:style style:name="P2" style:family="paragraph" style:parent-style-name="Standard">
      <style:text-properties style:font-name="Roboto Mono Regular" fo:font-size="14pt" style:font-name-asian="Roboto Mono Regular1" style:font-size-asian="14pt" style:font-name-complex="Roboto Mono Regular1" style:font-size-complex="14pt"/>
    </style:style>
    <style:style style:name="P3" style:family="paragraph" style:parent-style-name="Heading_20_3" style:master-page-name="Standard">
      <style:paragraph-properties style:page-number="1"/>
      <style:text-properties style:font-name="Roboto Mono Regular" style:text-underline-style="solid" style:text-underline-width="auto" style:text-underline-color="font-color" style:font-name-asian="Roboto Mono Regular1" style:font-name-complex="Roboto Mono Regular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_7ypbot9vhmal"/>Mocking with mockito</text:p>
      <text:p text:style-name="P1"/>
      <text:p text:style-name="P1">Most essential java unit testing skills is mocking</text:p>
      <text:p text:style-name="P1"/>
      <text:p text:style-name="P1">A java spring boot application is divided in multiple layers </text:p>
      <text:p text:style-name="P1">--------Web layer----&gt; business layer-----&gt; data layer--------- </text:p>
      <text:p text:style-name="P1"/>
      <text:p text:style-name="P1">When we are writing unit test for web layer we don’t want to worry about business layer</text:p>
      <text:p text:style-name="P1">We mock it out</text:p>
      <text:p text:style-name="P1"/>
      <text:p text:style-name="P1">When we are writing unit test for business layer we don’t worry about the data layer we mock it out</text:p>
      <text:p text:style-name="P1"/>
      <text:p text:style-name="P1">Mockito the mocking framework helps in writing awesome unit test for java multilayer applica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Roboto Mono Regular" svg:font-family="'Roboto Mono Regular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 Regular1" svg:font-family="'Roboto Mono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9-09T01:23:15.690009333</dc:date>
    <meta:editing-duration>PT18S</meta:editing-duration>
    <meta:editing-cycles>1</meta:editing-cycles>
    <meta:document-statistic meta:table-count="0" meta:image-count="0" meta:object-count="0" meta:page-count="1" meta:paragraph-count="8" meta:word-count="85" meta:character-count="492" meta:non-whitespace-character-count="416"/>
  </office:meta>
</office:document-meta>
</file>